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gateway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56cm" svg:height="3.095cm" svg:x="17.7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gateway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7.3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19cm" svg:height="3.806cm" svg:x="2.938cm" svg:y="13.253cm">
          <draw:text-box>
            <text:p text:style-name="P2"><text:span text:style-name="T1">id</text:span></text:p>
            <text:p text:style-name="P2">node</text:p>
            <text:p text:style-name="P2">clusterLeader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8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3.11cm" svg:height="0.962cm" svg:x="23.703cm" svg:y="5.733cm">
          <draw:text-box>
            <text:p><text:span text:style-name="T2">Gateway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1-06T23:50:43</dc:date>
    <meta:editing-duration>PT4H25M35S</meta:editing-duration>
    <meta:editing-cycles>18</meta:editing-cycles>
    <meta:generator>LibreOffice/3.4$Unix LibreOffice_project/340m1$Build-402</meta:generator>
    <dc:creator>Ferry Huberts</dc:creator>
    <meta:document-statistic meta:object-count="30"/>
  </office:meta>
</office:document-meta>
</file>